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5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52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evenk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имя файла</text:p>
          </table:table-cell>
          <table:table-cell table:style-name="ce1" office:value-type="string" calcext:value-type="string">
            <text:p>место записи</text:p>
          </table:table-cell>
          <table:table-cell table:style-name="ce1" office:value-type="string" calcext:value-type="string">
            <text:p>дата записи</text:p>
          </table:table-cell>
          <table:table-cell table:style-name="ce1" office:value-type="string" calcext:value-type="string">
            <text:p>информант</text:p>
          </table:table-cell>
          <table:table-cell table:style-name="ce1" office:value-type="string" calcext:value-type="string">
            <text:p>полевая расшифровка</text:p>
          </table:table-cell>
          <table:table-cell table:style-name="ce1" office:value-type="string" calcext:value-type="string">
            <text:p>морфологический анализ</text:p>
          </table:table-cell>
          <table:table-cell table:style-name="ce1" office:value-type="string" calcext:value-type="string">
            <text:p>архивный</text:p>
          </table:table-cell>
        </table:table-row>
        <table:table-row table:style-name="ro1">
          <table:table-cell table:style-name="Default" office:value-type="string" calcext:value-type="string">
            <text:p>2005_Poligus_Khadonchina_LO.eaf_new.eaf</text:p>
          </table:table-cell>
          <table:table-cell table:style-name="Default" office:value-type="string" calcext:value-type="string">
            <text:p>Полигус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string" calcext:value-type="string">
            <text:p>Хадончина Н. Т.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5_Poligus_Khadonchina_LR2.eaf_new.eaf</text:p>
          </table:table-cell>
          <table:table-cell table:style-name="Default" office:value-type="string" calcext:value-type="string">
            <text:p>Полигус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string" calcext:value-type="string">
            <text:p>Хадончина Н. Т.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5_Poligus_Sergeev_LAv.eaf_new.eaf</text:p>
          </table:table-cell>
          <table:table-cell table:style-name="Default" office:value-type="string" calcext:value-type="string">
            <text:p>Полигус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string" calcext:value-type="string">
            <text:p>Сергеев Андрей Викторович</text:p>
          </table:table-cell>
          <table:table-cell table:number-columns-repeated="2"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6_Ozero_Bolshoe_Sovetskoe_Saygotin_LO2_transliterated.eaf</text:p>
          </table:table-cell>
          <table:table-cell office:value-type="string" calcext:value-type="string">
            <text:p>Большое Советское Озеро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Сайготин Владимир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6_Ozero_Bolshoe_Sovetskoe_Saygotin_LO3_transliterated.eaf</text:p>
          </table:table-cell>
          <table:table-cell office:value-type="string" calcext:value-type="string">
            <text:p>Большое Советское Озеро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Сайготин Владимир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1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10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2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5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7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M8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10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2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3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6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FSk9_transliterated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LR1.eaf_new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Chirinda_Eldogir_Valentina_LR2Ev.eaf_new.eaf</text:p>
          </table:table-cell>
          <table:table-cell office:value-type="string" calcext:value-type="string">
            <text:p>Чири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Елдогир Валентина Христофор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7_Chirinda_Khukochar_LRFragm_transliterated.eaf</text:p>
          </table:table-cell>
          <table:table-cell table:style-name="Default" office:value-type="string" calcext:value-type="string">
            <text:p>Чиринда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Хукочар Николай Герасимо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7_Chirinda_Khutokogir_Dmitriy_LF_L.eaf_new.eaf</text:p>
          </table:table-cell>
          <table:table-cell table:style-name="Default" office:value-type="string" calcext:value-type="string">
            <text:p>Чиринда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Хутокогир Дмитрий Николаевич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7_Ekonda_Khutokogir_Grigoriy_LAv.eaf_new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Хутокогир Григорий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Ekonda_Kombagir_Anna_LR1_2_transliterated_transliterated2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Комбагир Анна Николаевна, Удыгир Изольда Никола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7_Ekonda_Kombagir_Anton_LAv.eaf_new.eaf</text:p>
          </table:table-cell>
          <table:table-cell table:style-name="Default" office:value-type="string" calcext:value-type="string">
            <text:p>Эконда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Комбагир Антон Никитич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7_Ekonda_Pankagir_LAv_transliterated.eaf_new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Панкагир Антон Никит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7_Ekonda_Udygir_Viktor_FSk3_transliterated.eaf</text:p>
          </table:table-cell>
          <table:table-cell office:value-type="string" calcext:value-type="string">
            <text:p>Эконд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Удыгир Виктор Николаевич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7_Mutoray_Dmitriev_LO1.eaf_new.eaf</text:p>
          </table:table-cell>
          <table:table-cell table:style-name="Default" office:value-type="string" calcext:value-type="string">
            <text:p>Муторай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Дмитриев Андрей Викторович</text:p>
          </table:table-cell>
          <table:table-cell table:number-columns-repeated="2"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7_Mutoray_Dmitriev_LO2.eaf_new.eaf</text:p>
          </table:table-cell>
          <table:table-cell table:style-name="Default" office:value-type="string" calcext:value-type="string">
            <text:p>Муторай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Дмитриев Андрей Викторович</text:p>
          </table:table-cell>
          <table:table-cell table:number-columns-repeated="2"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7_Mutoray_Dmitriev_LO3.eaf_new.eaf</text:p>
          </table:table-cell>
          <table:table-cell table:style-name="Default" office:value-type="string" calcext:value-type="string">
            <text:p>Муторай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Дмитриев Андрей Викторович</text:p>
          </table:table-cell>
          <table:table-cell table:number-columns-repeated="2"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7_Strelka_Andreev_LR1.eaf_new.eaf</text:p>
          </table:table-cell>
          <table:table-cell table:style-name="Default" office:value-type="string" calcext:value-type="string">
            <text:p>Стрелка-Чуня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Андреев Василий Иванович</text:p>
          </table:table-cell>
          <table:table-cell table:number-columns-repeated="2" table:style-name="Default" office:value-type="string" calcext:value-type="string">
            <text:p>Казакевич О. А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7_Strelka_Andreeva_LR8.eaf_new.eaf</text:p>
          </table:table-cell>
          <table:table-cell table:style-name="Default" office:value-type="string" calcext:value-type="string">
            <text:p>Стрелка-Чуня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Андреева Светлана Михайловна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7_Surinda_Konorenok_LR3.eaf_new.eaf</text:p>
          </table:table-cell>
          <table:table-cell table:style-name="Default" office:value-type="string" calcext:value-type="string">
            <text:p>Суринда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string" calcext:value-type="string">
            <text:p>Коноренок Марта Алексеевна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Митрофанова Н. К.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7_Vanavara_Torpushonok_LO.eaf</text:p>
          </table:table-cell>
          <table:table-cell office:value-type="string" calcext:value-type="string">
            <text:p>Ванавара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Торпушонок Татьяна Ивановна</text:p>
          </table:table-cell>
          <table:table-cell table:number-columns-repeated="2" office:value-type="string" calcext:value-type="string">
            <text:p>Митрофанова Н. К.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8_Kislokan_Sidorov_Gavrila_LAv.eaf_new.eaf</text:p>
          </table:table-cell>
          <table:table-cell table:style-name="Default" office:value-type="string" calcext:value-type="string">
            <text:p>Кислокан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string" calcext:value-type="string">
            <text:p>Сидоров Гавриил Степанович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8_Kislokan_Sidorov_Konstantin_LAvPart1.eaf_new.eaf</text:p>
          </table:table-cell>
          <table:table-cell table:style-name="Default" office:value-type="string" calcext:value-type="string">
            <text:p>Кислокан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string" calcext:value-type="string">
            <text:p>Сидоров Константин Степанович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8_Kislokan_Udygir_Valentina_LAv.eaf_new.eaf</text:p>
          </table:table-cell>
          <table:table-cell office:value-type="string" calcext:value-type="string">
            <text:p>Кислока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Удыгир Валентина Иннокенть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Kislokan_Udygir_Valentina_LR1.eaf_new.eaf</text:p>
          </table:table-cell>
          <table:table-cell office:value-type="string" calcext:value-type="string">
            <text:p>Кислока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Удыгир Валентина Иннокенть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Kislokan_Udygir_Valentina_LR2.eaf_new.eaf</text:p>
          </table:table-cell>
          <table:table-cell office:value-type="string" calcext:value-type="string">
            <text:p>Кислокан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Удыгир Валентина Иннокенть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Tura_Eldygir_Liliya_LAv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Елдогир Лилия Михайловна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Tura_Eldygir_Liliya_LR1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Елдогир Лилия Михайловна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08_Tura_Lapuko_LR3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Елдогир Лилия Михайловна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8_Tutonchany_Bondareva_LR1.eaf_new.eaf</text:p>
          </table:table-cell>
          <table:table-cell table:style-name="Default" office:value-type="string" calcext:value-type="string">
            <text:p>Тутончаны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string" calcext:value-type="string">
            <text:p>Бондарева Светлана Дмитриевна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8_Tutonchany_Khukochar_Danil_LR_transliterated.eaf</text:p>
          </table:table-cell>
          <table:table-cell office:value-type="string" calcext:value-type="string">
            <text:p>Тутончаны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Хукочар Данил Афанасьевич</text:p>
          </table:table-cell>
          <table:table-cell office:value-type="string" calcext:value-type="string">
            <text:p>Мамонтова Н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8_Tutonchany_KhukocharMaksim_LR.eaf_new.eaf</text:p>
          </table:table-cell>
          <table:table-cell table:style-name="Default" office:value-type="string" calcext:value-type="string">
            <text:p>Тутончаны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string" calcext:value-type="string">
            <text:p>Хукочар Максим Дмитриевич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8_Tutonchany_Lapushkina_LAv2_transliterated.eaf_new.eaf</text:p>
          </table:table-cell>
          <table:table-cell table:style-name="Default" office:value-type="string" calcext:value-type="string">
            <text:p>Тутончаны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string" calcext:value-type="string">
            <text:p>Лапушкина Марина Дмитриевна</text:p>
          </table:table-cell>
          <table:table-cell table:style-name="Default" office:value-type="string" calcext:value-type="string">
            <text:p>Казакевич О. А.</text:p>
          </table:table-cell>
          <table:table-cell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09 Sym Boyarin Georgiy L-R 4Part1.doc_transliterated.eaf_new.eaf</text:p>
          </table:table-cell>
          <table:table-cell table:style-name="Default" office:value-type="string" calcext:value-type="string">
            <text:p>Сым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string" calcext:value-type="string">
            <text:p>Боярин Георгий Павлович</text:p>
          </table:table-cell>
          <table:table-cell table:number-columns-repeated="2" table:style-name="Default" office:value-type="string" calcext:value-type="string">
            <text:p>Казакевич О. А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10_Bely_Yar_Ivigin_Vladimir_LR1_transliterated.eaf_new.eaf</text:p>
          </table:table-cell>
          <table:table-cell table:style-name="Default" office:value-type="string" calcext:value-type="string">
            <text:p>Белый Яр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string" calcext:value-type="string">
            <text:p>Ивигин Владимир Александрович</text:p>
          </table:table-cell>
          <table:table-cell table:number-columns-repeated="2"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2010_Bely_Yar_Ivigin_Vladimir_LR2_transliterated.eaf_new.eaf</text:p>
          </table:table-cell>
          <table:table-cell table:style-name="Default" office:value-type="string" calcext:value-type="string">
            <text:p>Белый Яр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string" calcext:value-type="string">
            <text:p>Ивигин Владимир Александрович</text:p>
          </table:table-cell>
          <table:table-cell table:number-columns-repeated="2" table:style-name="Default" office:value-type="string" calcext:value-type="string">
            <text:p>Клячко Е. Л.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1_Hantayskoye_Ozero_Chempogir_Antonina_Dmitriyevna_LB1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Чемпогир Антонина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Chempogir_Antonina_Dmitriyevna_LR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Чемпогир Антонина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Turskaya_Minna_Dmitriyevna_L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Турская Минна(Зинаида)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Turskaya_Minna_Dmitriyevna_LR1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Турская Минна(Зинаида) Дмитри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Hantayskoye_Ozero_Yeryomina_Lyubov_LR_transliterated.eaf</text:p>
          </table:table-cell>
          <table:table-cell office:value-type="string" calcext:value-type="string">
            <text:p>Хантайское Озер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Еремина Любовь Алексеевна, Турская Минна(Зинаида) Дмитрие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1_Potapovo_Bogdanova_Tamara_Andreevna_FM1_transliterated.eaf</text:p>
          </table:table-cell>
          <table:table-cell office:value-type="string" calcext:value-type="string">
            <text:p>Потапово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Богданова Тамара Андре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4_Tura_Eldogir_EK_LR1_transliterated.eaf</text:p>
          </table:table-cell>
          <table:table-cell office:value-type="string" calcext:value-type="string">
            <text:p>Тур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Эспек (Елдогир) Елена Кирилловна</text:p>
          </table:table-cell>
          <table:table-cell office:value-type="string" calcext:value-type="string">
            <text:p>Казакевич О. А.</text:p>
          </table:table-cell>
          <table:table-cell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2014_Uchami_Mukto_Stalina_LB3_transliterated.eaf</text:p>
          </table:table-cell>
          <table:table-cell office:value-type="string" calcext:value-type="string">
            <text:p>Учами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Мукто Сталина Прокопьевна</text:p>
          </table:table-cell>
          <table:table-cell table:number-columns-repeated="2" office:value-type="string" calcext:value-type="string">
            <text:p>Клячко Е. Л.</text:p>
          </table:table-cell>
          <table:table-cell/>
        </table:table-row>
        <table:table-row table:style-name="ro1">
          <table:table-cell office:value-type="string" calcext:value-type="string">
            <text:p>Arch_Lebedeva_1952_Uchami_Bukharev_BearCub_new.eaf</text:p>
          </table:table-cell>
          <table:table-cell office:value-type="string" calcext:value-type="string">
            <text:p>Учами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Бухарев Вениамин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bedeva_1952_Uchami_Bukharov_Summer_transliterated.eaf</text:p>
          </table:table-cell>
          <table:table-cell office:value-type="string" calcext:value-type="string">
            <text:p>Учами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Бухарев Вениамин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vedeva_1952_Tura_Uvachan_Cannibals.eaf</text:p>
          </table:table-cell>
          <table:table-cell office:value-type="string" calcext:value-type="string">
            <text:p>Тура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Увачан Ира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vedeva_1952_Tutonchany_Yalogir_Chulugdy.eaf</text:p>
          </table:table-cell>
          <table:table-cell office:value-type="string" calcext:value-type="string">
            <text:p>Тутончаны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Ялогир Тамара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rch_Levedeva_1952_Uchami_Lopoko_Robbery.eaf</text:p>
          </table:table-cell>
          <table:table-cell office:value-type="string" calcext:value-type="string">
            <text:p>Учами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Лопоко Нина</text:p>
          </table:table-cell>
          <table:table-cell office:value-type="string" calcext:value-type="string">
            <text:p>Лебедева Е. П.</text:p>
          </table:table-cell>
          <table:table-cell office:value-type="string" calcext:value-type="string">
            <text:p>Клячко Е. Л.</text:p>
          </table:table-cell>
          <table:table-cell office:value-type="string" calcext:value-type="string">
            <text:p>+</text:p>
          </table:table-cell>
        </table:table-row>
      </table:table>
      <table:named-expressions/>
      <table:database-ranges>
        <table:database-range table:name="__Anonymous_Sheet_DB__0" table:target-range-address="evenki.A1:evenki.G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.00.0000</text:date>, <text:time style:data-style-name="N2" text:time-value="22:09:41.19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evenki_5f_texts" style:display-name="PageStyle_evenki_tex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2:57:01.045000000</meta:creation-date>
    <dc:date>2017-01-23T22:10:32.268000000</dc:date>
    <meta:editing-duration>PT8H18M55S</meta:editing-duration>
    <meta:editing-cycles>18</meta:editing-cycles>
    <meta:generator>LibreOffice/5.1.2.2$Windows_x86 LibreOffice_project/d3bf12ecb743fc0d20e0be0c58ca359301eb705f</meta:generator>
    <meta:document-statistic meta:table-count="1" meta:cell-count="372" meta:object-count="0"/>
  </office:meta>
</office:document-meta>
</file>